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er">
      <style:text-properties fo:font-size="10pt" fo:font-style="normal" officeooo:rsid="0019657d" officeooo:paragraph-rsid="0019657d" style:font-size-asian="8.75pt" style:font-style-asian="normal" style:font-size-complex="10pt" style:font-style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19657d" officeooo:paragraph-rsid="0019657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0pt" fo:font-style="italic" fo:font-weight="normal" officeooo:rsid="0019657d" officeooo:paragraph-rsid="0019657d" style:font-size-asian="8.75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1c6e7a" officeooo:paragraph-rsid="001c6e7a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normal" officeooo:rsid="001c6e7a" officeooo:paragraph-rsid="001c6e7a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normal" officeooo:rsid="001dc390" officeooo:paragraph-rsid="001dc390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normal" officeooo:rsid="001dc390" officeooo:paragraph-rsid="001f192e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normal" officeooo:rsid="001c9dfa" officeooo:paragraph-rsid="001c9dfa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normal" officeooo:rsid="001f192e" officeooo:paragraph-rsid="001f192e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normal" officeooo:rsid="00202847" officeooo:paragraph-rsid="00202847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erif" fo:font-size="12pt" fo:font-style="italic" fo:font-weight="normal" officeooo:rsid="001f192e" officeooo:paragraph-rsid="001f192e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1c6e7a" officeooo:paragraph-rsid="001c6e7a" style:font-size-asian="12.25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style:font-name="Liberation Serif" fo:font-size="14pt" fo:font-style="normal" fo:font-weight="bold" officeooo:rsid="001c6e7a" officeooo:paragraph-rsid="002479b7" style:font-size-asian="12.25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Liberation Serif" fo:font-size="12pt" fo:font-style="italic" fo:font-weight="normal" officeooo:rsid="001f192e" officeooo:paragraph-rsid="001f192e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2pt" fo:font-style="italic" fo:font-weight="normal" officeooo:rsid="001f192e" officeooo:paragraph-rsid="001f192e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2pt" fo:font-style="italic" fo:font-weight="normal" officeooo:rsid="001f192e" officeooo:paragraph-rsid="001f192e" style:font-size-asian="10.5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2pt" fo:font-style="italic" fo:font-weight="normal" officeooo:rsid="001f192e" officeooo:paragraph-rsid="001f192e" style:font-size-asian="10.5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normal" officeooo:rsid="001c9dfa" officeooo:paragraph-rsid="001c9dfa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normal" officeooo:rsid="00293d14" officeooo:paragraph-rsid="00293d14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2pt" fo:font-style="normal" fo:font-weight="normal" officeooo:rsid="00293d14" officeooo:paragraph-rsid="00293d14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2pt" fo:font-style="normal" fo:font-weight="normal" officeooo:rsid="002961dc" officeooo:paragraph-rsid="002961dc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normal" officeooo:rsid="002961dc" officeooo:paragraph-rsid="002961dc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c9dfa" style:font-style-asian="italic" style:font-style-complex="italic"/>
    </style:style>
    <style:style style:name="T3" style:family="text">
      <style:text-properties fo:font-style="italic" officeooo:rsid="001f192e" style:font-style-asian="italic" style:font-style-complex="italic"/>
    </style:style>
    <style:style style:name="T4" style:family="text">
      <style:text-properties fo:font-style="italic" officeooo:rsid="00202847" style:font-style-asian="italic" style:font-style-complex="italic"/>
    </style:style>
    <style:style style:name="T5" style:family="text">
      <style:text-properties fo:font-style="italic" officeooo:rsid="0022e8d6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1c9dfa"/>
    </style:style>
    <style:style style:name="T8" style:family="text">
      <style:text-properties officeooo:rsid="001ece19"/>
    </style:style>
    <style:style style:name="T9" style:family="text">
      <style:text-properties officeooo:rsid="001f192e"/>
    </style:style>
    <style:style style:name="T10" style:family="text">
      <style:text-properties officeooo:rsid="00202847"/>
    </style:style>
    <style:style style:name="T11" style:family="text">
      <style:text-properties officeooo:rsid="0022e8d6"/>
    </style:style>
    <style:style style:name="T12" style:family="text">
      <style:text-properties officeooo:rsid="002479b7"/>
    </style:style>
    <style:style style:name="T13" style:family="text">
      <style:text-properties officeooo:rsid="00256f2d"/>
    </style:style>
    <style:style style:name="T14" style:family="text">
      <style:text-properties officeooo:rsid="00264570"/>
    </style:style>
    <style:style style:name="T15" style:family="text">
      <style:text-properties officeooo:rsid="0027b9a3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>PROJECTE “SUPERSOPA”</text:p>
      <text:p text:style-name="P3">Bernat Borràs Civil, Alexandre Ros i Roger, Oscar Ramos Núñez, Raúl Medina Martínez <text:s/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// Aquí anirà l'índex, deixar de moment la pàgina en blanc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2">1<text:tab/>Introducció</text:p>
      <text:p text:style-name="P12"/>
      <text:p text:style-name="P12"/>
      <text:p text:style-name="P5">En aquesta pràctica d'algorísmia, se'ns demana implementar diverses Estructures de Dades i Algorismes per a tal de cercar paraules d'un diccionari en una sopa de lletres. La sopa de lletres, anomenada "SuperSopa", té una mida d' <text:span text:style-name="T1">NxN</text:span> caràcters en l'alfabet anglès, en majúscules.</text:p>
      <text:p text:style-name="P5"/>
      <text:p text:style-name="P5">Formalment, és una matriu <text:span text:style-name="T1">NxN </text:span>on <text:span text:style-name="T1">N</text:span> és un valor definit en temps de compilació, possiblement variable, i on cada entrada de la <text:span text:style-name="T1"><text:s/>SuperSopa</text:span> és un caràcter representat per 1 Byte entre el rang de valors Unicode [U+0041, U+005A] = [A..Z].</text:p>
      <text:p text:style-name="P5"/>
      <text:p text:style-name="P5">La <text:span text:style-name="T1">SuperSopa</text:span> serà generada pel programa en temps d'execució, i s'hi amagaran<text:span text:style-name="T7"> aleatòriament i exactament vint paraules d'un diccionari</text:span><text:span text:style-name="T2">. </text:span><text:span text:style-name="T7">El diccionari, de llargada desconeguda, serà llegit per l'entrada estàndard (stdin) del programari. És imperatiu per tal que funcioni correctament que per l'entrada estàndard es llegeixin cadenes de caràcters en el rang [A..Z], separades per espais en blanc, LF </text:span><text:span text:style-name="T8">o</text:span><text:span text:style-name="T7"> CRLF.</text:span></text:p>
      <text:p text:style-name="P6"/>
      <text:p text:style-name="P6">Hem pres la decisió que, per a aquelles caselles on no s'hi amagui cap paraula de les vint preseleccionades, estiguin ocupades per lletres escollides a l'atzar. </text:p>
      <text:p text:style-name="P5"/>
      <text:p text:style-name="P8">Les paraules es poden amagar en qualsevol direcció, i aquesta direcció pot variar. És a dir, una paraula és dins de la <text:span text:style-name="T1">SuperSopa</text:span> si es pot ubicar dins del tauler de manera que les lletres consecutives de la paraula estiguin en posicions adjacents horitzontalment, verticalment o en diagonal. Tot i així, no és possible que dues lletres repetides d'una mateixa paraula es trobin a una mateixa posició. Però, sí <text:span text:style-name="T8">que </text:span>és possible que dues paraules diferents "<text:span text:style-name="T8">col·lideixin</text:span>".</text:p>
      <text:p text:style-name="P8"/>
      <text:p text:style-name="P7">Després de llegir l'entrada estàndard, el nostre programari buscarà, per a cada implementació proposada, totes les paraules del diccionari que s'hi puguin trobar a la <text:span text:style-name="T1">SuperSopa</text:span>, estiguin al subconjunt de vint paraules o no.<text:span text:style-name="T9"> Per a cada implementació es generarà un fitxer amb extensió</text:span><text:span text:style-name="T3"> *.out</text:span><text:span text:style-name="T5">, </text:span><text:span text:style-name="T11">que contindrà les paraules trobades en ordre alfabètic i una primera línia amb el temps estimat que ha trigat l'algorisme.</text:span></text:p>
      <text:p text:style-name="P11"><text:soft-page-break/></text:p>
      <text:p text:style-name="P9">Les Estructures de Dades que farem servir seran les següents:</text:p>
      <text:p text:style-name="P9"/>
      <text:list xml:id="list450318630" text:style-name="L1">
        <text:list-item>
          <text:p text:style-name="P15">Vector Ordenat amb cerca dicotòmica</text:p>
        </text:list-item>
        <text:list-item>
          <text:p text:style-name="P15">Arbre "Trie"</text:p>
        </text:list-item>
        <text:list-item>
          <text:p text:style-name="P15">Filtres de Bloom</text:p>
        </text:list-item>
        <text:list-item>
          <text:p text:style-name="P15">Taula Hash amb doble hash</text:p>
        </text:list-item>
      </text:list>
      <text:p text:style-name="P11"/>
      <text:p text:style-name="P9">Els fitxers font que implementen cada estructura de dades i algorisme són, respectivament:</text:p>
      <text:p text:style-name="P9"/>
      <text:list xml:id="list3398942487" text:style-name="L2">
        <text:list-item>
          <text:p text:style-name="P16">diccSortedVector.hh <text:span text:style-name="T6">i </text:span>diccSortedVector.cc</text:p>
        </text:list-item>
        <text:list-item>
          <text:p text:style-name="P16">diccTrie.hh, diccTrie.cc, Trie.hh <text:span text:style-name="T6">i </text:span>Trie.cc</text:p>
        </text:list-item>
        <text:list-item>
          <text:p text:style-name="P16">BloomFilter.hh<text:span text:style-name="T6"> i </text:span>BloomFilter.cc</text:p>
        </text:list-item>
        <text:list-item>
          <text:p text:style-name="P16">diccDHashing.cc <text:span text:style-name="T6">i </text:span>diccDHashing.hh</text:p>
        </text:list-item>
      </text:list>
      <text:p text:style-name="P11"/>
      <text:p text:style-name="P9">També es troben dos diccionaris de pro<text:span text:style-name="T13">v</text:span>a que hem emprat, dues llistes de paraules:</text:p>
      <text:p text:style-name="P9"/>
      <text:list xml:id="list3996584726" text:style-name="L3">
        <text:list-item>
          <text:p text:style-name="P17">EFFwordlist.txt<text:span text:style-name="T6">, de la </text:span>Electronic Frontiers Foundation <text:span text:style-name="T6">(7.776 paraules)</text:span></text:p>
          <text:p text:style-name="P17">(https://www.eff.org/deeplinks/2016/07/new-wordlists-random-passphrases) </text:p>
        </text:list-item>
        <text:list-item>
          <text:p text:style-name="P17">CORNCOBwordlist.txt<text:span text:style-name="T6">, de </text:span>Mieliestronk<text:span text:style-name="T6"> (58.108 paraules)</text:span></text:p>
          <text:p text:style-name="P17">(http://www.mieliestronk.com/wordlist.html) </text:p>
        </text:list-item>
      </text:list>
      <text:p text:style-name="P11"/>
      <text:p text:style-name="P9">A més a més, hem proporcionat un <text:span text:style-name="T1">Makefile</text:span> per a compilar convenientment amb el compilador <text:span text:style-name="T10">de C / C++ de GNU</text:span><text:span text:style-name="T15"> (g++)</text:span><text:span text:style-name="T10">. Simplement</text:span><text:span text:style-name="T14">,</text:span><text:span text:style-name="T10"> la comanda</text:span><text:span text:style-name="T4"> make</text:span><text:span text:style-name="T10"> compilarà tot i generarà un executable</text:span><text:span text:style-name="T4"> program.x</text:span><text:span text:style-name="T10">, i la comanda</text:span><text:span text:style-name="T4"> make clean</text:span><text:span text:style-name="T10"> eliminarà els executables, fitxers objecte i altres generats durant la compilació.</text:span></text:p>
      <text:p text:style-name="P9"/>
      <text:p text:style-name="P10">Finalment, hem adjuntat un petit programa escrit en Python, <text:span text:style-name="T1">histogram.py</text:span>, que podrà generar histogrames i poder comprovar l<text:span text:style-name="T14">a </text:span>uniformitat dels diferents hashes que hem emprat.</text:p>
      <text:p text:style-name="P11"/>
      <text:p text:style-name="P11"/>
      <text:p text:style-name="P11"/>
      <text:p text:style-name="P13"><text:soft-page-break/><text:span text:style-name="T12">2</text:span><text:tab/><text:span text:style-name="T12">Vector Ordenat i Cerca Dicotòmica</text:span></text:p>
      <text:p text:style-name="P8"/>
      <text:p text:style-name="P19">Aquesta primera implementació consta d'un sol vector amb totes les paraules ordenades ascendentment per ordre lexicogràfic. S'inicialitza el vector amb totes les paraules i, finalment, s'ordena el vector.</text:p>
      <text:p text:style-name="P19"/>
      <text:p text:style-name="P19">On <text:span text:style-name="T1">n</text:span> és el nombre de paraules del diccionari:</text:p>
      <text:p text:style-name="P19"/>
      <text:list xml:id="list975011873" text:style-name="L4">
        <text:list-item>
          <text:p text:style-name="P20">El cost espacial serà de <text:span text:style-name="T1">O(n), </text:span>on <text:span text:style-name="T1">n</text:span> és el nombre de paraules</text:p>
        </text:list-item>
        <text:list-item>
          <text:p text:style-name="P20">El cost temporal d'inicialització serà de <text:span text:style-name="T1">O(n log n)</text:span>, doncs caldrà ordenar tots els elements</text:p>
        </text:list-item>
        <text:list-item>
          <text:p text:style-name="P21">El cost de cercar un element dicotòmicament serà de <text:span text:style-name="T1">O(log n)</text:span></text:p>
        </text:list-item>
      </text:list>
      <text:p text:style-name="P22"><text:span text:style-name="T6"/>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pt" fo:font-style="normal" officeooo:rsid="0019657d" officeooo:paragraph-rsid="0019657d" style:font-size-asian="8.75pt" style:font-style-asian="normal" style:font-size-complex="10pt" style:font-style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none" fo:border-bottom="0.06pt solid #000000" fo:border-left="none" fo:border-right="none" fo:padding="0.0201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iversitat Politècnica de Catalunya<text:tab/><text:tab/>Octubre 2022</text:p>
        <text:p text:style-name="MP1">Algorísmi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7T20:50:50.034913990</meta:creation-date>
    <dc:date>2022-10-09T11:00:20.399434300</dc:date>
    <meta:editing-duration>PT37M34S</meta:editing-duration>
    <meta:editing-cycles>10</meta:editing-cycles>
    <meta:generator>LibreOffice/7.3.5.2$Linux_X86_64 LibreOffice_project/30$Build-2</meta:generator>
    <meta:document-statistic meta:table-count="0" meta:image-count="0" meta:object-count="0" meta:page-count="5" meta:paragraph-count="35" meta:word-count="597" meta:character-count="3906" meta:non-whitespace-character-count="3350"/>
  </office:meta>
</office:document-meta>
</file>